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8.85124" calcext:value-type="float">
            <text:p>8.851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.67374" calcext:value-type="float">
            <text:p>5.6737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86779" calcext:value-type="float">
            <text:p>4.867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5" calcext:value-type="float">
            <text:p>0.240035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7" calcext:value-type="float">
            <text:p>0.43155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267" calcext:value-type="float">
            <text:p>5.23267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1262" calcext:value-type="float">
            <text:p>7.412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48" calcext:value-type="float">
            <text:p>5.697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668" calcext:value-type="float">
            <text:p>4.9166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04" calcext:value-type="float">
            <text:p>5.24904</text:p>
          </table:table-cell>
        </table:table-row>
        <table:table-row table:style-name="ro1"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1:13:19.872345546</meta:creation-date>
    <dc:date>2023-01-04T21:50:41.009200405</dc:date>
    <meta:editing-duration>PT1M53S</meta:editing-duration>
    <meta:editing-cycles>2</meta:editing-cycles>
    <meta:generator>LibreOffice/7.3.7.2$Linux_AARCH64 LibreOffice_project/30$Build-2</meta:generator>
    <meta:document-statistic meta:table-count="1" meta:cell-count="270" meta:object-count="0"/>
  </office:meta>
</office:document-meta>
</file>